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542in" fo:margin-left="0in" table:align="left"/>
    </style:style>
    <style:style style:name="Table1.A" style:family="table-column">
      <style:table-column-properties style:column-width="0.5042in"/>
    </style:style>
    <style:style style:name="Table1.B" style:family="table-column">
      <style:table-column-properties style:column-width="2.8424in"/>
    </style:style>
    <style:style style:name="Table1.C" style:family="table-column">
      <style:table-column-properties style:column-width="1.6729in"/>
    </style:style>
    <style:style style:name="Table1.D" style:family="table-column">
      <style:table-column-properties style:column-width="1.7347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7" style:family="table-row">
      <style:table-row-properties style:min-row-height="2.0625in"/>
    </style:style>
    <style:style style:name="Table1.B7" style:family="table-cell">
      <style:table-cell-properties style:vertical-align="bottom" fo:padding="0.0382in" fo:border-left="0.05pt solid #000000" fo:border-right="none" fo:border-top="none" fo:border-bottom="0.05pt solid #000000"/>
    </style:style>
    <style:style style:name="Table1.11" style:family="table-row">
      <style:table-row-properties style:min-row-height="0.9125in"/>
    </style:style>
    <style:style style:name="Table1.15" style:family="table-row">
      <style:table-row-properties style:min-row-height="0.9625in"/>
    </style:style>
    <style:style style:name="P1" style:family="paragraph" style:parent-style-name="Table_20_Contents">
      <style:text-properties officeooo:rsid="000791fd" officeooo:paragraph-rsid="000791fd"/>
    </style:style>
    <style:style style:name="P2" style:family="paragraph" style:parent-style-name="Table_20_Contents">
      <style:text-properties officeooo:rsid="000791fd" officeooo:paragraph-rsid="00186238"/>
    </style:style>
    <style:style style:name="P3" style:family="paragraph" style:parent-style-name="Table_20_Contents">
      <style:text-properties officeooo:rsid="0008acd7" officeooo:paragraph-rsid="0008acd7"/>
    </style:style>
    <style:style style:name="P4" style:family="paragraph" style:parent-style-name="Table_20_Contents">
      <style:text-properties officeooo:rsid="00098156" officeooo:paragraph-rsid="00098156"/>
    </style:style>
    <style:style style:name="P5" style:family="paragraph" style:parent-style-name="Table_20_Contents">
      <style:text-properties officeooo:rsid="00098156" officeooo:paragraph-rsid="00186238"/>
    </style:style>
    <style:style style:name="P6" style:family="paragraph" style:parent-style-name="Table_20_Contents">
      <style:text-properties officeooo:rsid="000af367" officeooo:paragraph-rsid="000af367"/>
    </style:style>
    <style:style style:name="P7" style:family="paragraph" style:parent-style-name="Table_20_Contents">
      <style:text-properties officeooo:rsid="000b09af" officeooo:paragraph-rsid="000b09af"/>
    </style:style>
    <style:style style:name="P8" style:family="paragraph" style:parent-style-name="Table_20_Contents">
      <style:text-properties officeooo:rsid="000cdb74" officeooo:paragraph-rsid="000cdb74"/>
    </style:style>
    <style:style style:name="P9" style:family="paragraph" style:parent-style-name="Table_20_Contents">
      <style:text-properties officeooo:rsid="000e2489" officeooo:paragraph-rsid="000e2489"/>
    </style:style>
    <style:style style:name="P10" style:family="paragraph" style:parent-style-name="Table_20_Contents">
      <style:text-properties officeooo:rsid="00101eb9" officeooo:paragraph-rsid="00101eb9"/>
    </style:style>
    <style:style style:name="P11" style:family="paragraph" style:parent-style-name="Table_20_Contents">
      <style:paragraph-properties fo:text-align="start" style:justify-single-word="false"/>
      <style:text-properties officeooo:rsid="00101eb9" officeooo:paragraph-rsid="00101eb9"/>
    </style:style>
    <style:style style:name="P12" style:family="paragraph" style:parent-style-name="Table_20_Contents">
      <style:text-properties officeooo:rsid="001100e9" officeooo:paragraph-rsid="001100e9"/>
    </style:style>
    <style:style style:name="P13" style:family="paragraph" style:parent-style-name="Table_20_Contents">
      <style:paragraph-properties fo:text-align="start" style:justify-single-word="false"/>
      <style:text-properties officeooo:rsid="001100e9" officeooo:paragraph-rsid="001100e9"/>
    </style:style>
    <style:style style:name="P14" style:family="paragraph" style:parent-style-name="Table_20_Contents">
      <style:text-properties officeooo:rsid="0011afc0" officeooo:paragraph-rsid="0011afc0"/>
    </style:style>
    <style:style style:name="P15" style:family="paragraph" style:parent-style-name="Table_20_Contents">
      <style:text-properties officeooo:rsid="00122605" officeooo:paragraph-rsid="00122605"/>
    </style:style>
    <style:style style:name="P16" style:family="paragraph" style:parent-style-name="Table_20_Contents">
      <style:text-properties officeooo:paragraph-rsid="001277d0"/>
    </style:style>
    <style:style style:name="P17" style:family="paragraph" style:parent-style-name="Table_20_Contents">
      <style:text-properties officeooo:rsid="0012ec3a" officeooo:paragraph-rsid="0012ec3a"/>
    </style:style>
    <style:style style:name="P18" style:family="paragraph" style:parent-style-name="Table_20_Contents">
      <style:text-properties officeooo:rsid="00146f90" officeooo:paragraph-rsid="00146f90"/>
    </style:style>
    <style:style style:name="P19" style:family="paragraph" style:parent-style-name="Table_20_Contents">
      <style:text-properties officeooo:rsid="0015fc30" officeooo:paragraph-rsid="0015fc30"/>
    </style:style>
    <style:style style:name="P20" style:family="paragraph" style:parent-style-name="Table_20_Contents">
      <style:text-properties officeooo:rsid="00161a7e" officeooo:paragraph-rsid="00161a7e"/>
    </style:style>
    <style:style style:name="P21" style:family="paragraph" style:parent-style-name="Table_20_Contents">
      <style:text-properties officeooo:rsid="001690dd" officeooo:paragraph-rsid="001690dd"/>
    </style:style>
    <style:style style:name="P22" style:family="paragraph" style:parent-style-name="Table_20_Contents">
      <style:text-properties officeooo:rsid="00186238" officeooo:paragraph-rsid="00186238"/>
    </style:style>
    <style:style style:name="P23" style:family="paragraph" style:parent-style-name="Table_20_Contents">
      <style:text-properties fo:color="#000000" officeooo:rsid="00186238" officeooo:paragraph-rsid="00186238"/>
    </style:style>
    <style:style style:name="P24" style:family="paragraph" style:parent-style-name="Table_20_Contents">
      <style:text-properties fo:color="#000000" officeooo:rsid="001b63d2" officeooo:paragraph-rsid="001b63d2"/>
    </style:style>
    <style:style style:name="P25" style:family="paragraph" style:parent-style-name="Table_20_Contents">
      <style:text-properties fo:color="#000000" officeooo:rsid="001ba881" officeooo:paragraph-rsid="001ba881"/>
    </style:style>
    <style:style style:name="P26" style:family="paragraph" style:parent-style-name="Table_20_Contents">
      <style:text-properties fo:color="#000000" officeooo:rsid="001edefd" officeooo:paragraph-rsid="001edefd"/>
    </style:style>
    <style:style style:name="P27" style:family="paragraph" style:parent-style-name="Table_20_Contents">
      <style:text-properties fo:color="#000000" officeooo:rsid="001fab05" officeooo:paragraph-rsid="001fab05"/>
    </style:style>
    <style:style style:name="P28" style:family="paragraph" style:parent-style-name="Table_20_Contents">
      <style:text-properties officeooo:rsid="001b63d2" officeooo:paragraph-rsid="001b63d2"/>
    </style:style>
    <style:style style:name="P29" style:family="paragraph" style:parent-style-name="Table_20_Contents">
      <style:text-properties officeooo:rsid="001ba881" officeooo:paragraph-rsid="001ba881"/>
    </style:style>
    <style:style style:name="P30" style:family="paragraph" style:parent-style-name="Table_20_Contents">
      <style:text-properties officeooo:rsid="001d3f99" officeooo:paragraph-rsid="001d3f99"/>
    </style:style>
    <style:style style:name="P31" style:family="paragraph" style:parent-style-name="Table_20_Contents">
      <style:text-properties officeooo:rsid="001fab05" officeooo:paragraph-rsid="001fab05"/>
    </style:style>
    <style:style style:name="P32" style:family="paragraph" style:parent-style-name="Standard">
      <style:text-properties officeooo:rsid="000e2489"/>
    </style:style>
    <style:style style:name="P33" style:family="paragraph" style:parent-style-name="Table_20_Contents">
      <style:text-properties officeooo:rsid="00219167" officeooo:paragraph-rsid="00219167"/>
    </style:style>
    <style:style style:name="P34" style:family="paragraph" style:parent-style-name="Table_20_Contents">
      <style:text-properties fo:color="#000000" officeooo:rsid="00232c30" officeooo:paragraph-rsid="00232c30"/>
    </style:style>
    <style:style style:name="P35" style:family="paragraph" style:parent-style-name="Table_20_Contents">
      <style:text-properties fo:color="#000000" officeooo:rsid="00245345" officeooo:paragraph-rsid="00245345"/>
    </style:style>
    <style:style style:name="P36" style:family="paragraph" style:parent-style-name="Table_20_Contents">
      <style:text-properties fo:color="#000000" officeooo:rsid="0025ec92" officeooo:paragraph-rsid="0025ec92"/>
    </style:style>
    <style:style style:name="P37" style:family="paragraph" style:parent-style-name="Table_20_Contents">
      <style:text-properties fo:color="#000000" officeooo:rsid="0025f209" officeooo:paragraph-rsid="0025f209"/>
    </style:style>
    <style:style style:name="P38" style:family="paragraph" style:parent-style-name="Table_20_Contents">
      <style:text-properties fo:color="#000000" officeooo:rsid="0026ec01" officeooo:paragraph-rsid="0026ec01"/>
    </style:style>
    <style:style style:name="P39" style:family="paragraph" style:parent-style-name="Table_20_Contents">
      <style:text-properties fo:color="#000000" officeooo:rsid="00287657" officeooo:paragraph-rsid="00287657"/>
    </style:style>
    <style:style style:name="P40" style:family="paragraph" style:parent-style-name="Table_20_Contents">
      <style:text-properties officeooo:rsid="00232c30" officeooo:paragraph-rsid="00232c30"/>
    </style:style>
    <style:style style:name="P41" style:family="paragraph" style:parent-style-name="Table_20_Contents">
      <style:text-properties officeooo:rsid="00245345" officeooo:paragraph-rsid="00245345"/>
    </style:style>
    <style:style style:name="P42" style:family="paragraph" style:parent-style-name="Table_20_Contents">
      <style:text-properties officeooo:rsid="0025ec92" officeooo:paragraph-rsid="0025ec92"/>
    </style:style>
    <style:style style:name="P43" style:family="paragraph" style:parent-style-name="Table_20_Contents">
      <style:text-properties officeooo:rsid="0025f209" officeooo:paragraph-rsid="0025f209"/>
    </style:style>
    <style:style style:name="P44" style:family="paragraph" style:parent-style-name="Table_20_Contents">
      <style:text-properties officeooo:rsid="0026ec01" officeooo:paragraph-rsid="0026ec01"/>
    </style:style>
    <style:style style:name="P45" style:family="paragraph" style:parent-style-name="Table_20_Contents">
      <style:text-properties officeooo:rsid="00287657" officeooo:paragraph-rsid="00287657"/>
    </style:style>
    <style:style style:name="T1" style:family="text">
      <style:text-properties officeooo:rsid="000e2489"/>
    </style:style>
    <style:style style:name="T2" style:family="text">
      <style:text-properties officeooo:rsid="0012161d"/>
    </style:style>
    <style:style style:name="T3" style:family="text">
      <style:text-properties officeooo:rsid="001277d0"/>
    </style:style>
    <style:style style:name="T4" style:family="text">
      <style:text-properties officeooo:rsid="00186238"/>
    </style:style>
    <style:style style:name="T5" style:family="text">
      <style:text-properties officeooo:rsid="001ba881"/>
    </style:style>
    <style:style style:name="T6" style:family="text">
      <style:text-properties officeooo:rsid="001d3f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Date</text:p>
          </table:table-cell>
          <table:table-cell table:style-name="Table1.A1" office:value-type="string">
            <text:p text:style-name="P1">Aim</text:p>
          </table:table-cell>
          <table:table-cell table:style-name="Table1.A1" office:value-type="string">
            <text:p text:style-name="P1">Accomplishments</text:p>
          </table:table-cell>
          <table:table-cell table:style-name="Table1.D1" office:value-type="string">
            <text:p text:style-name="P1">Continuation </text:p>
          </table:table-cell>
        </table:table-row>
        <table:table-row>
          <table:table-cell table:style-name="Table1.A2" office:value-type="string">
            <text:p text:style-name="P22">V.14</text:p>
            <text:p text:style-name="P2"><text:span text:style-name="T4">mon </text:span>30/3</text:p>
          </table:table-cell>
          <table:table-cell table:style-name="Table1.A2" office:value-type="string">
            <text:p text:style-name="P10">(Work from home)</text:p>
            <text:p text:style-name="P1">Setup work environment (documents, jupyter, github) and read benchmark collection article.</text:p>
          </table:table-cell>
          <table:table-cell table:style-name="Table1.A2" office:value-type="string">
            <text:p text:style-name="P3">Jupyter tutorial, read article, started research on machine learning</text:p>
          </table:table-cell>
          <table:table-cell table:style-name="Table1.D2" office:value-type="string">
            <text:p text:style-name="P3">Research machine learning CNN</text:p>
          </table:table-cell>
        </table:table-row>
        <table:table-row>
          <table:table-cell table:style-name="Table1.A2" office:value-type="string">
            <text:p text:style-name="P22">tue</text:p>
            <text:p text:style-name="P3">31/3</text:p>
          </table:table-cell>
          <table:table-cell table:style-name="Table1.A2" office:value-type="string">
            <text:p text:style-name="P10">(10-16)</text:p>
            <text:p text:style-name="P3">Set up office, continue research on CNN</text:p>
          </table:table-cell>
          <table:table-cell table:style-name="Table1.A2" office:value-type="string">
            <text:p text:style-name="P4">Office set up, read ch 2-3 in Géron– Hands-on machine learning with Scikit-Learn, Keras and Tensorflow</text:p>
          </table:table-cell>
          <table:table-cell table:style-name="Table1.D2" office:value-type="string">
            <text:p text:style-name="P4">Continue read and exercise in Géron, chapter 10 and 14 (Introduction to Neural network, and CNN)</text:p>
          </table:table-cell>
        </table:table-row>
        <table:table-row>
          <table:table-cell table:style-name="Table1.A2" office:value-type="string">
            <text:p text:style-name="P22">wed</text:p>
            <text:p text:style-name="P5">1/ 4</text:p>
          </table:table-cell>
          <table:table-cell table:style-name="Table1.A2" office:value-type="string">
            <text:p text:style-name="P10">(10-17)</text:p>
            <text:p text:style-name="P4">Reading and Exercises from Géron</text:p>
          </table:table-cell>
          <table:table-cell table:style-name="Table1.A2" office:value-type="string">
            <text:p text:style-name="P6">Followed classification examples (MNIST) zoom meeting 14-15.30</text:p>
          </table:table-cell>
          <table:table-cell table:style-name="Table1.D2" office:value-type="string">
            <text:p text:style-name="P6">Continue CNN research, Follow fashion MNIST example with CNN, try to start the replication of benchmark annotation</text:p>
          </table:table-cell>
        </table:table-row>
        <table:table-row>
          <table:table-cell table:style-name="Table1.A2" office:value-type="string">
            <text:p text:style-name="P22">thu</text:p>
            <text:p text:style-name="P6">2/4</text:p>
          </table:table-cell>
          <table:table-cell table:style-name="Table1.A2" office:value-type="string">
            <text:p text:style-name="P10">(10-16)</text:p>
            <text:p text:style-name="P7">Do the fashion MNIST example with CNN, start replication of carpenterlab github</text:p>
          </table:table-cell>
          <table:table-cell table:style-name="Table1.A2" office:value-type="string">
            <text:p text:style-name="P8">Did a first training on the fashion MNIST, examples from ch 10 and 14 from Géron ,</text:p>
            <text:p text:style-name="P8">Downloaded repository from carpenterlab <text:span text:style-name="T1">(https://github.com/carpenterlab/unet4nuclei)</text:span>, recreated script 00 and 01</text:p>
          </table:table-cell>
          <table:table-cell table:style-name="Table1.D2" office:value-type="string">
            <text:p text:style-name="P9">Continue with understanding of fashion MNIST example, redo training with different settings, continue to modify/recreate scripts from carpenterlab repo.</text:p>
          </table:table-cell>
        </table:table-row>
        <table:table-row>
          <table:table-cell table:style-name="Table1.A2" office:value-type="string">
            <text:p text:style-name="P22">fri</text:p>
            <text:p text:style-name="P9">3 /4 </text:p>
          </table:table-cell>
          <table:table-cell table:style-name="Table1.A2" office:value-type="string">
            <text:p text:style-name="P10">(10-17)</text:p>
            <text:p text:style-name="P9">Zoom meeting, get aquinted to shared github, upload logbook, continue fashion MNIST example, and recreation of carpenterlab scripts.</text:p>
          </table:table-cell>
          <table:table-cell table:style-name="Table1.A2" office:value-type="string">
            <text:p text:style-name="P10">Zoom meeting at 10. Tried with the recreation of carpenterlab, had som version issues that took a while to solve. Recreation failed due to lack of GPU. Will retrieve weight file from filip. Trained a neural network for the fashion MNIST for practice. Logbook not uploaded</text:p>
          </table:table-cell>
          <table:table-cell table:style-name="Table1.D2" office:value-type="string">
            <text:p text:style-name="P10">Upload logbook to shared git, try to set up lunarc account, discuss with Filip about next steps. </text:p>
          </table:table-cell>
        </table:table-row>
        <table:table-row table:style-name="Table1.7">
          <table:table-cell table:style-name="Table1.A2" office:value-type="string">
            <text:p text:style-name="P22">V.15</text:p>
            <text:p text:style-name="P22">mon</text:p>
            <text:p text:style-name="P10"><text:span text:style-name="T4">6</text:span>/4</text:p>
          </table:table-cell>
          <table:table-cell table:style-name="Table1.B7" office:value-type="string">
            <text:p text:style-name="P11">(11.30-17)</text:p>
            <text:p text:style-name="P13">Read Salmas thesis, upload logbook to github, get more understanding of the code from carpenterlab repo. Transform the imagecollection from C01 to tiff.</text:p>
            <text:p text:style-name="P10"/>
          </table:table-cell>
          <table:table-cell table:style-name="Table1.A2" office:value-type="string">
            <text:p text:style-name="P14">Uploaded logbook, read Salmas thesis, tried to convert C01 to tiff, but ran in to problems (<text:span text:style-name="T2">Did not understand the subprocess.run command)</text:span>.</text:p>
            <text:p text:style-name="P14">Set up a Snic account.</text:p>
          </table:table-cell>
          <table:table-cell table:style-name="Table1.D2" office:value-type="string">
            <text:p text:style-name="P14">Continue with converting images, contact Filip for next steps </text:p>
          </table:table-cell>
        </table:table-row>
        <text:soft-page-break/>
        <table:table-row>
          <table:table-cell table:style-name="Table1.A2" office:value-type="string">
            <text:p text:style-name="P22">tue</text:p>
            <text:p text:style-name="P12"><text:span text:style-name="T4">7</text:span>/<text:span text:style-name="T4">4</text:span></text:p>
          </table:table-cell>
          <table:table-cell table:style-name="Table1.A2" office:value-type="string">
            <text:p text:style-name="P15">(10-17)</text:p>
            <text:p text:style-name="P15">Convert images, start to orient a Word document and research how to write in Word for the thesis, add refererences,</text:p>
            <text:p text:style-name="P15">Get started with LUNARC. </text:p>
            <text:p text:style-name="P15"/>
          </table:table-cell>
          <table:table-cell table:style-name="Table1.A2" office:value-type="string">
            <text:p text:style-name="P16"><text:span text:style-name="T3">Made a script to convert C01 to tiff, one folder at a time using argparse for reusability. </text:span><text:a xlink:type="simple" xlink:href="https://github.com/Malou-A/C01-to-tiff" text:style-name="Internet_20_link" text:visited-style-name="Visited_20_Internet_20_Link">https://github.com/Malou-A/C01-to-tiff</text:a> </text:p>
            <text:p text:style-name="P17">Looked into mendeley for reference storage in Word.</text:p>
            <text:p text:style-name="P16"/>
            <text:p text:style-name="P16"/>
          </table:table-cell>
          <table:table-cell table:style-name="Table1.D2" office:value-type="string">
            <text:p text:style-name="P17">Get to know LUNARC and continue with the benchmark reproduction. </text:p>
          </table:table-cell>
        </table:table-row>
        <table:table-row>
          <table:table-cell table:style-name="Table1.A2" office:value-type="string">
            <text:p text:style-name="P22">wed</text:p>
            <text:p text:style-name="P18"><text:span text:style-name="T4">8</text:span>/<text:span text:style-name="T4">4</text:span></text:p>
          </table:table-cell>
          <table:table-cell table:style-name="Table1.A2" office:value-type="string">
            <text:p text:style-name="P18">(10-17)</text:p>
            <text:p text:style-name="P18">Set up a meeting with Jon to discuss server usage. Find a way to continue with the benchmark reproduction (I can’t proceed because of lack of GPU). </text:p>
            <text:p text:style-name="P18">Do some reading in Géron deep learning book.</text:p>
          </table:table-cell>
          <table:table-cell table:style-name="Table1.A2" office:value-type="string">
            <text:p text:style-name="P19">I have done CNN training examples from Géron (lab for distance course), Signed up for a LUNARC account with help from Jon, I’ve tried to use the code for the benchmark reproduction with google colab to use their GPU but with no success since it does not work well with scripts within scripts, looked into the possibility of signing up for google GPU, to be able to work with jupyter and their GPU. (a lot of trouble shooting today)</text:p>
          </table:table-cell>
          <table:table-cell table:style-name="Table1.D2" office:value-type="string">
            <text:p text:style-name="P19">Tomorrow continue with benchmark reproduction, try to manage to get google colab to work together with jupyter notebook for the GPU, more machine learning research while waiting for the lunarc account.</text:p>
          </table:table-cell>
        </table:table-row>
        <table:table-row>
          <table:table-cell table:style-name="Table1.A2" office:value-type="string">
            <text:p text:style-name="P22">thu</text:p>
            <text:p text:style-name="P20"><text:span text:style-name="T4">9</text:span>/<text:span text:style-name="T4">4</text:span></text:p>
          </table:table-cell>
          <table:table-cell table:style-name="Table1.A2" office:value-type="string">
            <text:p text:style-name="P20">(10-14 – skärtorsdag, half day)</text:p>
            <text:p text:style-name="P20">LUNARC account was created, so I will do the set up and learn how to use it.</text:p>
            <text:p text:style-name="P21">When sorted, set up the benchmark reproduction, research U-net</text:p>
          </table:table-cell>
          <table:table-cell table:style-name="Table1.A2" office:value-type="string">
            <text:p text:style-name="P22">Got LUNARC password, learned how to log on and orient in the server. Downloaded carpenter repo to LUNARC account for reproduction. Created conda environment</text:p>
          </table:table-cell>
          <table:table-cell table:style-name="Table1.D2" office:value-type="string">
            <text:p text:style-name="P22">Continue with the environment set up for the reproduction (add correct versions of packages)</text:p>
            <text:p text:style-name="Table_20_Contents"/>
            <text:p text:style-name="Table_20_Contents"/>
            <text:p text:style-name="Table_20_Contents"/>
            <text:p text:style-name="Table_20_Contents"/>
          </table:table-cell>
        </table:table-row>
        <table:table-row table:style-name="Table1.11">
          <table:table-cell table:style-name="Table1.A2" office:value-type="string">
            <text:p text:style-name="P23">sun</text:p>
            <text:p text:style-name="P23">12/4</text:p>
          </table:table-cell>
          <table:table-cell table:style-name="Table1.A2" office:value-type="string">
            <text:p text:style-name="P22">(20-23)</text:p>
            <text:p text:style-name="P22">Install packages and run through scripts of carpenter repo</text:p>
          </table:table-cell>
          <table:table-cell table:style-name="Table1.A2" office:value-type="string">
            <text:p text:style-name="P22">Ran in to problems, my LUNARC account keeps freezing up, and the conda environment set up requires more manually installed versions of packages. So only installation of a few packages (tensorflow 1.13.1, <text:soft-page-break/>keras 2.2.4, cudas10, updated scikit-image package. </text:p>
          </table:table-cell>
          <table:table-cell table:style-name="Table1.D2" office:value-type="string">
            <text:p text:style-name="P22">Continue with the conda environment to get the scripts of the carpenter repo to work. </text:p>
          </table:table-cell>
        </table:table-row>
        <table:table-row table:style-name="Table1.11">
          <table:table-cell table:style-name="Table1.A2" office:value-type="string">
            <text:p text:style-name="P24">m<text:span text:style-name="T5">o</text:span>n</text:p>
            <text:p text:style-name="P24">13/4</text:p>
          </table:table-cell>
          <table:table-cell table:style-name="Table1.A2" office:value-type="string">
            <text:p text:style-name="P28">(19.30-21.30)</text:p>
            <text:p text:style-name="P28">Set up a google cloud account</text:p>
          </table:table-cell>
          <table:table-cell table:style-name="Table1.A2" office:value-type="string">
            <text:p text:style-name="P28">Set up a google cloud account, did a tutorial for how to create a virtual machine.</text:p>
          </table:table-cell>
          <table:table-cell table:style-name="Table1.D2" office:value-type="string">
            <text:p text:style-name="P22"/>
          </table:table-cell>
        </table:table-row>
        <table:table-row table:style-name="Table1.11">
          <table:table-cell table:style-name="Table1.A2" office:value-type="string">
            <text:p text:style-name="P25">Tue</text:p>
            <text:p text:style-name="P25">14/4</text:p>
          </table:table-cell>
          <table:table-cell table:style-name="Table1.A2" office:value-type="string">
            <text:p text:style-name="P29">(Home with kids)</text:p>
            <text:p text:style-name="P29">(<text:span text:style-name="T6">Work hours </text:span>8-11)</text:p>
            <text:p text:style-name="P29">zoom meeting at 10, set up notebook on google cloud with GPU</text:p>
          </table:table-cell>
          <table:table-cell table:style-name="Table1.A2" office:value-type="string">
            <text:p text:style-name="P29">Zoom meeting, set up notebook on google cloud</text:p>
          </table:table-cell>
          <table:table-cell table:style-name="Table1.D2" office:value-type="string">
            <text:p text:style-name="P29">Set up the carpenter repo at google cloud notebook.</text:p>
          </table:table-cell>
        </table:table-row>
        <table:table-row table:style-name="Table1.11">
          <table:table-cell table:style-name="Table1.A2" office:value-type="string">
            <text:p text:style-name="P25">Wed</text:p>
            <text:p text:style-name="P25">15/4</text:p>
          </table:table-cell>
          <table:table-cell table:style-name="Table1.A2" office:value-type="string">
            <text:p text:style-name="P29">(Home with kids)</text:p>
            <text:p text:style-name="P29">(working spread out through the day)</text:p>
            <text:p text:style-name="P29">Set up versions in virtual environment in google cloud notebook, run the scripts, start training the model.</text:p>
          </table:table-cell>
          <table:table-cell table:style-name="Table1.A2" office:value-type="string">
            <text:p text:style-name="P29">Virtual environment set up with versions tf – 1.13.1, keras 2.2.4. set up a new notebook with CUDAS 10.0, since 10.1 did not work with tf 1.13.1, started training the U-net model. </text:p>
            <text:p text:style-name="P29">Got the whole repo to run!</text:p>
          </table:table-cell>
          <table:table-cell table:style-name="Table1.D2" office:value-type="string">
            <text:p text:style-name="P29">Continue with reproduction, get a better understanding of the functions in the script, try the model on Aitslab-images.</text:p>
          </table:table-cell>
        </table:table-row>
        <table:table-row table:style-name="Table1.15">
          <table:table-cell table:style-name="Table1.A2" office:value-type="string">
            <text:p text:style-name="P25">Thu</text:p>
            <text:p text:style-name="P25">16/4</text:p>
          </table:table-cell>
          <table:table-cell table:style-name="Table1.A2" office:value-type="string">
            <text:p text:style-name="P30"/>
            <text:p text:style-name="P30">Deep learning lab</text:p>
          </table:table-cell>
          <table:table-cell table:style-name="Table1.A2" office:value-type="string">
            <text:p text:style-name="P29"/>
          </table:table-cell>
          <table:table-cell table:style-name="Table1.D2" office:value-type="string">
            <text:p text:style-name="P29"/>
          </table:table-cell>
        </table:table-row>
        <table:table-row table:style-name="Table1.15">
          <table:table-cell table:style-name="Table1.A2" office:value-type="string">
            <text:p text:style-name="P26">Fri</text:p>
            <text:p text:style-name="P26">17/4</text:p>
          </table:table-cell>
          <table:table-cell table:style-name="Table1.A2" office:value-type="string">
            <text:p text:style-name="P31">Deep learning lab</text:p>
          </table:table-cell>
          <table:table-cell table:style-name="Table1.A2" office:value-type="string">
            <text:p text:style-name="P29"/>
          </table:table-cell>
          <table:table-cell table:style-name="Table1.D2" office:value-type="string">
            <text:p text:style-name="P29"/>
          </table:table-cell>
        </table:table-row>
        <table:table-row table:style-name="Table1.15">
          <table:table-cell table:style-name="Table1.A2" office:value-type="string">
            <text:p text:style-name="P27">Mon</text:p>
            <text:p text:style-name="P27">20/4</text:p>
          </table:table-cell>
          <table:table-cell table:style-name="Table1.A2" office:value-type="string">
            <text:p text:style-name="P31">(10-17)</text:p>
            <text:p text:style-name="P31">Look at the annotation tool “cvat”, do prediction on aitslab images. </text:p>
          </table:table-cell>
          <table:table-cell table:style-name="Table1.A2" office:value-type="string">
            <text:p text:style-name="P33">Installed cvat, tried the tool, OpenVIVO needed to implement a model for auto annotation, downloaded it. </text:p>
          </table:table-cell>
          <table:table-cell table:style-name="Table1.D2" office:value-type="string">
            <text:p text:style-name="P33">Get OpenVIVO correctly installed to get the model function to work in cvat. </text:p>
          </table:table-cell>
        </table:table-row>
        <table:table-row table:style-name="Table1.15">
          <table:table-cell table:style-name="Table1.A2" office:value-type="string">
            <text:p text:style-name="P34">Tue</text:p>
            <text:p text:style-name="P34">21/4</text:p>
          </table:table-cell>
          <table:table-cell table:style-name="Table1.A2" office:value-type="string">
            <text:p text:style-name="P40">(10-17)</text:p>
            <text:p text:style-name="P40">Get OpenVIVO to work, figure out how to use models with cvat, try to create a model to use.</text:p>
          </table:table-cell>
          <table:table-cell table:style-name="Table1.A2" office:value-type="string">
            <text:p text:style-name="P40">Met with Lotta (studentadvisor), </text:p>
          </table:table-cell>
          <table:table-cell table:style-name="Table1.D2" office:value-type="string">
            <text:p text:style-name="P33"/>
          </table:table-cell>
        </table:table-row>
        <table:table-row table:style-name="Table1.15">
          <table:table-cell table:style-name="Table1.A2" office:value-type="string">
            <text:p text:style-name="P34"/>
          </table:table-cell>
          <table:table-cell table:style-name="Table1.A2" office:value-type="string">
            <text:p text:style-name="P40"/>
          </table:table-cell>
          <table:table-cell table:style-name="Table1.A2" office:value-type="string">
            <text:p text:style-name="P40"/>
          </table:table-cell>
          <table:table-cell table:style-name="Table1.D2" office:value-type="string">
            <text:p text:style-name="P33"/>
          </table:table-cell>
        </table:table-row>
        <table:table-row table:style-name="Table1.15">
          <table:table-cell table:style-name="Table1.A2" office:value-type="string">
            <text:p text:style-name="P35">Thu</text:p>
            <text:p text:style-name="P35"><text:soft-page-break/>23/4</text:p>
          </table:table-cell>
          <table:table-cell table:style-name="Table1.A2" office:value-type="string">
            <text:p text:style-name="P41">(10-17)</text:p>
            <text:p text:style-name="P41"><text:soft-page-break/>Recreate virtual environment on lunarc to use tensorflow 2.0, edit the script to make it compatible with tf 2.0. Get the script to work on lunarc (bbbc script)</text:p>
          </table:table-cell>
          <table:table-cell table:style-name="Table1.A2" office:value-type="string">
            <text:p text:style-name="P42">Ran in to several errors <text:soft-page-break/>today with the script. I probably need to reset the virtual environment and start from scratch to get it to work. It is version issue errors. Tried with several different versions.</text:p>
          </table:table-cell>
          <table:table-cell table:style-name="Table1.D2" office:value-type="string">
            <text:p text:style-name="P42">Create a fresh virtual <text:soft-page-break/>environment on lunarc from scratch, follow the same versions as Filip. </text:p>
          </table:table-cell>
        </table:table-row>
        <table:table-row table:style-name="Table1.15">
          <table:table-cell table:style-name="Table1.A2" office:value-type="string">
            <text:p text:style-name="P36">24/4</text:p>
          </table:table-cell>
          <table:table-cell table:style-name="Table1.A2" office:value-type="string">
            <text:p text:style-name="P42">(10-17)</text:p>
            <text:p text:style-name="P42">Create new environment, with the most resent versions of all packages, change the script using tf_update_v2 for all commands that are outdated.</text:p>
          </table:table-cell>
          <table:table-cell table:style-name="Table1.A2" office:value-type="string">
            <text:p text:style-name="P43">Finally, a environment that work is set up on lunarc. Managed to run the entire script.</text:p>
          </table:table-cell>
          <table:table-cell table:style-name="Table1.D2" office:value-type="string">
            <text:p text:style-name="P43">Make a prediction with aitslab images, see if Cvat can be set up at lunarc.</text:p>
          </table:table-cell>
        </table:table-row>
        <table:table-row table:style-name="Table1.15">
          <table:table-cell table:style-name="Table1.A2" office:value-type="string">
            <text:p text:style-name="P37">27/4</text:p>
          </table:table-cell>
          <table:table-cell table:style-name="Table1.A2" office:value-type="string">
            <text:p text:style-name="P43">(10-17)</text:p>
            <text:p text:style-name="P43">Start to create a README file for the masterthesis requirements, add what’s been done already. Get the aitslab-images to lunarc and convert to tiff using my script, do a prediction on the images with the bbbc model.</text:p>
          </table:table-cell>
          <table:table-cell table:style-name="Table1.A2" office:value-type="string">
            <text:p text:style-name="P44">Created a README, managed to do the aitslab prediction on the bbbc model. </text:p>
          </table:table-cell>
          <table:table-cell table:style-name="Table1.D2" office:value-type="string">
            <text:p text:style-name="P44">Get cvat and openvino in lunarc. </text:p>
          </table:table-cell>
        </table:table-row>
        <table:table-row table:style-name="Table1.15">
          <table:table-cell table:style-name="Table1.A2" office:value-type="string">
            <text:p text:style-name="P38">28/4</text:p>
          </table:table-cell>
          <table:table-cell table:style-name="Table1.A2" office:value-type="string">
            <text:p text:style-name="P45">(10-12)</text:p>
          </table:table-cell>
          <table:table-cell table:style-name="Table1.A2" office:value-type="string">
            <text:p text:style-name="P45">Tried to install openvino in lunarc, but can’t load all required modules, and “docker” is not included as a module in lunarc</text:p>
          </table:table-cell>
          <table:table-cell table:style-name="Table1.D2" office:value-type="string">
            <text:p text:style-name="P45">Crop aitslab images to the same size as bbbc (instead of just resize) and compare predictions with the other methods.</text:p>
          </table:table-cell>
        </table:table-row>
        <table:table-row table:style-name="Table1.15">
          <table:table-cell table:style-name="Table1.A2" office:value-type="string">
            <text:p text:style-name="P39">29/4</text:p>
          </table:table-cell>
          <table:table-cell table:style-name="Table1.A2" office:value-type="string">
            <text:p text:style-name="P45">(10-17)</text:p>
            <text:p text:style-name="P45">Crop aitslab images to the same size as bbbc (instead of just resize) and compare predictions with the other methods.</text:p>
          </table:table-cell>
          <table:table-cell table:style-name="Table1.A2" office:value-type="string">
            <text:p text:style-name="P44"/>
          </table:table-cell>
          <table:table-cell table:style-name="Table1.D2" office:value-type="string">
            <text:p text:style-name="P44"/>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11:24:31.190633692</meta:creation-date>
    <dc:date>2020-04-29T14:58:47.142892966</dc:date>
    <meta:editing-duration>P5DT42M33S</meta:editing-duration>
    <meta:editing-cycles>20</meta:editing-cycles>
    <meta:generator>LibreOffice/6.0.7.3$Linux_X86_64 LibreOffice_project/00m0$Build-3</meta:generator>
    <meta:document-statistic meta:table-count="1" meta:image-count="0" meta:object-count="0" meta:page-count="4" meta:paragraph-count="131" meta:word-count="1149" meta:character-count="6914" meta:non-whitespace-character-count="5876"/>
  </office:meta>
</office:document-meta>
</file>